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itches Fix List</text:p>
      <text:p text:style-name="P2"/>
      <text:p text:style-name="P2">-delay till completion of mini map features </text:p>
      <text:p text:style-name="P2"><text:tab/>-Change mini map unit size</text:p>
      <text:p text:style-name="P2"><text:tab/>-Change black box on mini map to correctly reflect view of map </text:p>
      <text:p text:style-name="P2"/>
      <text:p text:style-name="P2">-Sort of movement of unit as it transitions between maps -solved</text:p>
      <text:p text:style-name="P2">-Find out what causes the delay when a unit transitions between maps -solved </text:p>
      <text:p text:style-name="P2">-Unit jumps to position on last map in one spot -solved</text:p>
      <text:p text:style-name="P2"/>
      <text:p text:style-name="P2">-Display method's concurrency issues -Solved possibly</text:p>
      <text:p text:style-name="P2">-map tile out of range glitch caused when moving maps – Solved possibly </text:p>
      <text:p text:style-name="P2"/>
      <text:p text:style-name="P2">-fix map mouse coords </text:p>
      <text:p text:style-name="P2">-get the transition node to appear on the map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5-07-15T08:45:24.26</meta:creation-date>
    <dc:date>2015-07-16T17:25:34.13</dc:date>
    <dc:creator>Harry Martin</dc:creator>
    <meta:editing-duration>PT10H21M34S</meta:editing-duration>
    <meta:editing-cycles>11</meta:editing-cycles>
    <meta:generator>OpenOffice/4.1.1$Win32 OpenOffice.org_project/411m6$Build-9775</meta:generator>
    <meta:document-statistic meta:table-count="0" meta:image-count="0" meta:object-count="0" meta:page-count="1" meta:paragraph-count="11" meta:word-count="94" meta:character-count="541"/>
  </office:meta>
</office:document-meta>
</file>